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1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</table:table-row>
        <table:table-row table:style-name="ro1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1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1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www.data.gouv.fr/fr/datasets/agribalyse-3-1-synthese/" xlink:type="simple">https://www.data.gouv.fr/fr/datasets/agribalyse-3-1-synthese/</text:a></text:p>
          </table:table-cell>
        </table:table-row>
        <table:table-row table:style-name="ro1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</table:table-row>
        <table:table-row table:style-name="ro1">
          <table:table-cell office:value-type="string" calcext:value-type="string">
            <text:p>top-10-naissances-1994-2004-2014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1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</table:table-row>
        <table:table-row table:style-name="ro1">
          <table:table-cell office:value-type="string" calcext:value-type="string">
            <text:p>top-10-par-dpt-exces-vitesse-idf-2021</text:p>
          </table:table-cell>
          <table:table-cell office:value-type="string" calcext:value-type="string">
            <text:p><text:a xlink:href="https://www.data.gouv.fr/fr/datasets/jeu-de-donnees-des-vitesses-relevees-par-les-voitures-radars-a-conduite-externalisee/#/resources" xlink:type="simple">https://www.data.gouv.fr/fr/datasets/jeu-de-donnees-des-vitesses-relevees-par-les-voitures-radars-a-conduite-externalisee/#/resources</text:a></text:p>
          </table:table-cell>
        </table:table-row>
        <table:table-row table:style-name="ro1">
          <table:table-cell office:value-type="string" calcext:value-type="string">
            <text:p>choix-parcours-s3-mmi-2023</text:p>
          </table:table-cell>
          <table:table-cell office:value-type="string" calcext:value-type="string">
            <text:p>sondage mmi</text:p>
          </table:table-cell>
        </table:table-row>
      </table:table>
      <table:table table:name="dev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1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1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1">
          <table:table-cell office:value-type="string" calcext:value-type="string">
            <text:p>dossier naissances/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1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1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1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1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</table:table-row>
        <table:table-row table:style-name="ro1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1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14:48:33.0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7T14:49:02.026000000</dc:date>
    <meta:editing-duration>PT3H30M52S</meta:editing-duration>
    <meta:editing-cycles>19</meta:editing-cycles>
    <meta:generator>LibreOffice/7.2.7.2$Windows_X86_64 LibreOffice_project/8d71d29d553c0f7dcbfa38fbfda25ee34cce99a2</meta:generator>
    <meta:document-statistic meta:table-count="2" meta:cell-count="40" meta:object-count="0"/>
  </office:meta>
</office:document-meta>
</file>